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04_10-23-03_000.jpg</text:p>
          </table:table-cell>
          <table:table-cell office:value-type="string">
            <text:p>:m 食べた物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09-04_12-56-23_000.jpg</text:p>
          </table:table-cell>
          <table:table-cell office:value-type="string">
            <text:p>:m music / log / kb / op-1,sec-N,R=1 s.2:op-2,N,follow-of,sec-N,R=2 s.3:TR,prev,s-3,R=3,pararell-up-down s.4:TR,N,trill-jewel,R=3 s5:free,N,geometric,R=5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8-09-04_13-19-50_000.jpg</text:p>
          </table:table-cell>
          <table:table-cell office:value-type="string">
            <text:p>:m 1*1 RES / 245 / 『仏教思想　第４巻』　 / p.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09-04_13-19-54_000.jpg</text:p>
          </table:table-cell>
          <table:table-cell office:value-type="string">
            <text:p>-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09-04_14-28-32_000.jpg</text:p>
          </table:table-cell>
          <table:table-cell office:value-type="string">
            <text:p>:m 1*1 RES / 245 / 『仏教思想　第４巻』　 / p.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09-04_14-37-0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09-04_14-37-1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09-04_14-37-31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09-04_14-37-4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09-04_14-37-5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09-04_14-38-1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09-04_14-38-28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09-04_14-38-4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8-09-04_14-38-55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8-09-04_14-39-0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8-09-04_14-39-1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8-09-04_14-39-2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8-09-04_14-39-39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8-09-04_14-39-5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8-09-04_14-40-02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8-09-04_14-40-1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8-09-04_14-40-28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8-09-04_14-40-41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8-09-04_14-40-52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8-09-04_14-41-0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8-09-04_14-41-5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8-09-04_14-42-11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8-09-04_14-42-2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8-09-04_14-42-39_000.jpg</text:p>
          </table:table-cell>
          <table:table-cell office:value-type="string">
            <text:p>-*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2018-09-04_14-43-20_000.jpg</text:p>
          </table:table-cell>
          <table:table-cell office:value-type="string">
            <text:p>:bookmemo / 読んだ本 / 『校庭の樹木』 / 著者=岩瀬、川名、共著 / 途中</text:p>
          </table:table-cell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2018-09-04_14-43-33_000.jpg</text:p>
          </table:table-cell>
          <table:table-cell office:value-type="string">
            <text:p>:bookmemo / 読んだ本 / 『校庭の樹木』 / 著者=岩瀬、川名、共著 / 途中　ここまで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2018-09-04_14-51-46_000.jpg</text:p>
          </table:table-cell>
          <table:table-cell office:value-type="string">
            <text:p>:m 食べた物　間食 / こんにゃく / 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8-09-04_15-58-42_000.jpg</text:p>
          </table:table-cell>
          <table:table-cell office:value-type="string">
            <text:p>-*</text:p>
          </table:table-cell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2018-09-04_16-33-17_000.jpg</text:p>
          </table:table-cell>
          <table:table-cell office:value-type="string">
            <text:p>:m 1*1 RES / 245 / 『相対性理論入門』　ランダウ、ジューコフ / p.65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2018-09-04_16-50-27_000.jpg</text:p>
          </table:table-cell>
          <table:table-cell office:value-type="string">
            <text:p>:m 食べた物　間食 / ヨーグルト / </text:p>
          </table:table-cell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2018-09-04_17-40-22_000.jpg</text:p>
          </table:table-cell>
          <table:table-cell table:style-name="ce4" office:value-type="string">
            <text:p>:m RES 1*1 / free# JVEMV6 52#2_3 / 52. 自然観察 / 2. trees / memo / 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2018-09-04_17-58-31_000.jpg</text:p>
          </table:table-cell>
          <table:table-cell office:value-type="string">
            <text:p>:m other / 記録　文書 / @自室 / 筋トレ　メニュー </text:p>
          </table:table-cell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2018-09-04_18-19-03_000.jpg</text:p>
          </table:table-cell>
          <table:table-cell office:value-type="string">
            <text:p>:m 1*1 RES / 245 / 『導引養生功』　張広徳、著　趙京慧、入江訳 / p.2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8-09-04_19-56-31_000.jpg</text:p>
          </table:table-cell>
          <table:table-cell office:value-type="string">
            <text:p>:m 食べた物</text:p>
          </table:table-cell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2018-09-04_21-42-43_000.jpg</text:p>
          </table:table-cell>
          <table:table-cell table:style-name="ce4" office:value-type="string">
            <text:p>:m RES 1*1 / free# JVEMV6 44#3.3_3 /currency / programming / flowchart / BUSL_3 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2018-09-04_22-45-34_000.jpg</text:p>
          </table:table-cell>
          <table:table-cell office:value-type="string">
            <text:p>:m 記録 / 身体 / 足の裏 / 水虫 / 右足 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2018-09-04_22-45-39_000.jpg</text:p>
          </table:table-cell>
          <table:table-cell office:value-type="string">
            <text:p>:m 記録 / 身体 / 右足、すね / 赤斑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2018-09-04_22-45-52_000.jpg</text:p>
          </table:table-cell>
          <table:table-cell office:value-type="string">
            <text:p>:m 記録 / 身体 / 左手、手首下、内側 / 擦傷</text:p>
          </table:table-cell>
        </table:table-row>
        <table:table-row table:style-name="ro7">
          <table:table-cell office:value-type="float" office:value="44">
            <text:p>44</text:p>
          </table:table-cell>
          <table:table-cell office:value-type="string">
            <text:p>2018-09-04_22-46-04_000.jpg</text:p>
          </table:table-cell>
          <table:table-cell office:value-type="string">
            <text:p>:m 記録 / 身体 / 右手、外側側面から手首にかけて / 発疹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2018-09-04_22-46-11_000.jpg</text:p>
          </table:table-cell>
          <table:table-cell office:value-type="string">
            <text:p>:m 記録 / 身体 / 右手、下腕、外側 / 擦傷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8-09-05_05-15-1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8-09-05_05-15-2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8-09-05_05-15-26_000.jpg</text:p>
          </table:table-cell>
          <table:table-cell office:value-type="string">
            <text:p>-*</text:p>
          </table:table-cell>
        </table:table-row>
        <table:table-row table:style-name="ro9">
          <table:table-cell office:value-type="float" office:value="49">
            <text:p>49</text:p>
          </table:table-cell>
          <table:table-cell office:value-type="string">
            <text:p>2018-09-04_22-31-27_000.mov</text:p>
          </table:table-cell>
          <table:table-cell office:value-type="string">
            <text:p>:VIDEO / @自宅、居間 / 順のいびき、対応、お母さん</text:p>
          </table:table-cell>
        </table:table-row>
        <table:table-row table:style-name="ro7">
          <table:table-cell office:value-type="float" office:value="50">
            <text:p>50</text:p>
          </table:table-cell>
          <table:table-cell office:value-type="string">
            <text:p>2018-09-04_23-51-30_000.mov</text:p>
          </table:table-cell>
          <table:table-cell office:value-type="string">
            <text:p>:VIDEO / @自宅前、車道 / 強風、物の当たる音、台風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2"/>
          <table:table-cell table:style-name="ce4"/>
        </table:table-row>
        <table:table-row table:style-name="ro1" table:number-rows-repeated="10">
          <table:table-cell table:number-columns-repeated="3"/>
        </table:table-row>
        <table:table-row table:style-name="ro1" table:number-rows-repeated="17">
          <table:table-cell table:number-columns-repeated="2"/>
          <table:table-cell table:style-name="ce4"/>
        </table:table-row>
        <table:table-row table:style-name="ro1" table:number-rows-repeated="10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86">
            <text:p>86</text:p>
          </table:table-cell>
        </table:table-row>
        <table:table-row table:style-name="ro1">
          <table:table-cell table:number-columns-repeated="2"/>
          <table:table-cell table:style-name="Default" office:value-type="float" office:value="49">
            <text:p>49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49])" office:value-type="float" office:value="0">
            <text:p>0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49];&quot;-\*&quot;)" office:value-type="float" office:value="29">
            <text:p>29</text:p>
          </table:table-cell>
        </table:table-row>
        <table:table-row table:style-name="ro1">
          <table:table-cell/>
          <table:table-cell table:style-name="ce2" office:value-type="string">
            <text:p>:m XXX</text:p>
          </table:table-cell>
          <table:table-cell table:style-name="ce1" table:formula="of:=COUNTIF([.$C$2:.$C49];&quot;:m XXX&quot;)" office:value-type="float" office:value="0">
            <text:p>0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49])" office:value-type="float" office:value="48">
            <text:p>48</text:p>
          </table:table-cell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2018/09/05</text:date>, <text:time>05:59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05T05:59:38.98</dc:date>
    <dc:creator>iwabuchi ken</dc:creator>
    <meta:editing-duration>P4DT10H27M10S</meta:editing-duration>
    <meta:editing-cycles>1510</meta:editing-cycles>
    <meta:document-statistic meta:table-count="1" meta:cell-count="166" meta:object-count="0"/>
  </office:meta>
</office:document-meta>
</file>